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dbf95" officeooo:paragraph-rsid="000dbf95" style:font-size-asian="12pt"/>
    </style:style>
    <style:style style:name="P7" style:family="paragraph" style:parent-style-name="Standard">
      <style:text-properties fo:font-size="12pt" officeooo:rsid="000dbf95" officeooo:paragraph-rsid="000dbf9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0f30f9" officeooo:paragraph-rsid="000dbf95" style:font-size-asian="12pt" style:font-weight-asian="bold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bold" officeooo:rsid="00139a0b" officeooo:paragraph-rsid="00139a0b" style:font-size-asian="12pt" style:font-weight-asian="bold" style:font-name-complex="Helvetica"/>
    </style:style>
    <style:style style:name="P12" style:family="paragraph" style:parent-style-name="Standard"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68e7" officeooo:paragraph-rsid="001068e7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9a0b" officeooo:paragraph-rsid="00139a0b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445e7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1445e7" officeooo:paragraph-rsid="001445e7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60857" officeooo:paragraph-rsid="00160857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45e7" officeooo:paragraph-rsid="00182338" style:font-size-asian="12pt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bold" officeooo:rsid="001445e7" officeooo:paragraph-rsid="00139a0b" style:font-size-asian="12pt" style:font-weight-asian="bold" style:font-name-complex="Helvetica"/>
    </style:style>
    <style:style style:name="P21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2" style:family="paragraph" style:parent-style-name="Heading_20_1">
      <style:text-properties fo:font-weight="bold" style:font-weight-asian="bold"/>
    </style:style>
    <style:style style:name="P23" style:family="paragraph" style:parent-style-name="Heading_20_1">
      <style:paragraph-properties style:snap-to-layout-grid="false"/>
      <style:text-properties fo:font-weight="bold" style:font-weight-asian="bold"/>
    </style:style>
    <style:style style:name="P24" style:family="paragraph" style:parent-style-name="Heading_20_1">
      <style:text-properties style:font-name="Helvetica" style:font-name-complex="Helvetica"/>
    </style:style>
    <style:style style:name="P25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6" style:family="paragraph" style:parent-style-name="Heading_20_3">
      <style:paragraph-properties style:snap-to-layout-grid="false"/>
      <style:text-properties fo:font-weight="bold" style:font-weight-asian="bold"/>
    </style:style>
    <style:style style:name="P27" style:family="paragraph" style:parent-style-name="Heading_20_3">
      <style:paragraph-properties fo:text-align="center" style:justify-single-word="false"/>
      <style:text-properties officeooo:rsid="000dbf95" officeooo:paragraph-rsid="000dbf95"/>
    </style:style>
    <style:style style:name="P28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45e7"/>
    </style:style>
    <style:style style:name="T2" style:family="text">
      <style:text-properties officeooo:rsid="00160857"/>
    </style:style>
    <style:style style:name="T3" style:family="text">
      <style:text-properties officeooo:rsid="00167048"/>
    </style:style>
    <style:style style:name="T4" style:family="text">
      <style:text-properties officeooo:rsid="00182338"/>
    </style:style>
    <style:style style:name="T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3" text:outline-level="1"/>
          </table:table-cell>
          <table:table-cell table:style-name="Table1.A2" table:number-columns-spanned="2" office:value-type="string">
            <text:h text:style-name="P2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2" text:outline-level="1">Project</text:h>
          </table:table-cell>
          <table:table-cell table:style-name="Table1.A3" table:number-columns-spanned="3" office:value-type="string">
            <text:h text:style-name="P2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8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Dzana Kujan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2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0"/>
            <text:p text:style-name="P11">-<text:span text:style-name="T4">Analyze new requirement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0"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8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4" text:outline-level="1">Monday</text:h>
          </table:table-cell>
          <table:table-cell table:style-name="Table4.A2" office:value-type="string">
            <text:p text:style-name="P19"><text:span text:style-name="T4">4</text:span></text:p>
          </table:table-cell>
          <table:table-cell table:style-name="Table4.A2" office:value-type="string">
            <text:p text:style-name="P15">Meeting <text:span text:style-name="T4">(1), Analyze new requirements (3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uesday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5"><text:span text:style-name="T2"/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Wednesday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Thursday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2">Fri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2">Satur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2">Sunday</text:p>
          </table:table-cell>
          <table:table-cell table:style-name="Table4.A10" office:value-type="string">
            <text:p text:style-name="P14"/>
          </table:table-cell>
          <table:table-cell table:style-name="Table4.A10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7"/>
          </table:table-cell>
          <table:table-cell table:style-name="Table4.A11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3T14:31:10.58</dc:date>
    <meta:print-date>1998-10-09T11:53:00</meta:print-date>
    <meta:editing-cycles>25</meta:editing-cycles>
    <meta:editing-duration>PT16M6S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28" meta:word-count="46" meta:character-count="288" meta:non-whitespace-character-count="270"/>
  </office:meta>
</office:document-meta>
</file>